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d9a" officeooo:paragraph-rsid="0008bd9a"/>
    </style:style>
    <style:style style:name="P2" style:family="paragraph" style:parent-style-name="Standard">
      <style:text-properties officeooo:rsid="0009e9ed" officeooo:paragraph-rsid="0009e9ed"/>
    </style:style>
    <style:style style:name="P3" style:family="paragraph" style:parent-style-name="Standard">
      <style:text-properties style:text-line-through-style="solid" style:text-line-through-type="single" officeooo:rsid="0008bd9a" officeooo:paragraph-rsid="0008bd9a"/>
    </style:style>
    <style:style style:name="P4" style:family="paragraph" style:parent-style-name="Standard">
      <style:text-properties officeooo:rsid="0009e9ed" officeooo:paragraph-rsid="0009e9ed"/>
    </style:style>
    <style:style style:name="P5" style:family="paragraph" style:parent-style-name="Standard">
      <style:text-properties fo:font-size="24pt" fo:font-weight="bold" officeooo:rsid="0009e9ed" officeooo:paragraph-rsid="0009e9ed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14pt" fo:font-weight="bold" officeooo:rsid="000bdb35" officeooo:paragraph-rsid="000bdb3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bdb35" officeooo:paragraph-rsid="000d562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d4ee2" officeooo:paragraph-rsid="000d4ee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d4ee2" officeooo:paragraph-rsid="000d562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d5629" officeooo:paragraph-rsid="000d562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8bd9a" officeooo:paragraph-rsid="0008bd9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9e9ed" officeooo:paragraph-rsid="0009e9e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officeooo:paragraph-rsid="000d5629"/>
    </style:style>
    <style:style style:name="P14" style:family="paragraph" style:parent-style-name="Standard">
      <style:text-properties officeooo:paragraph-rsid="000d5629"/>
    </style:style>
    <style:style style:name="P15" style:family="paragraph" style:parent-style-name="Standard" style:list-style-name="L2">
      <style:text-properties officeooo:paragraph-rsid="000d5629"/>
    </style:style>
    <style:style style:name="P16" style:family="paragraph" style:parent-style-name="Standard" style:list-style-name="L3">
      <style:text-properties officeooo:paragraph-rsid="000d5629"/>
    </style:style>
    <style:style style:name="P17" style:family="paragraph" style:parent-style-name="Standard" style:list-style-name="L4">
      <style:text-properties officeooo:paragraph-rsid="000d5629"/>
    </style:style>
    <style:style style:name="P18" style:family="paragraph" style:parent-style-name="Standard" style:list-style-name="L5">
      <style:text-properties officeooo:paragraph-rsid="000d5629"/>
    </style:style>
    <style:style style:name="P19" style:family="paragraph" style:parent-style-name="Standard" style:list-style-name="L6">
      <style:text-properties officeooo:paragraph-rsid="000d5629"/>
    </style:style>
    <style:style style:name="P20" style:family="paragraph" style:parent-style-name="Standard">
      <style:text-properties officeooo:rsid="000d5629" officeooo:paragraph-rsid="000d5629"/>
    </style:style>
    <style:style style:name="P21" style:family="paragraph" style:parent-style-name="Standard" style:list-style-name="L7">
      <style:text-properties officeooo:rsid="000d5629" officeooo:paragraph-rsid="000d5629"/>
    </style:style>
    <style:style style:name="P22" style:family="paragraph" style:parent-style-name="Standard" style:list-style-name="L6">
      <style:text-properties officeooo:rsid="000d5629" officeooo:paragraph-rsid="000d5629"/>
    </style:style>
    <style:style style:name="T1" style:family="text">
      <style:text-properties officeooo:rsid="0009e9e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bdb35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8bd9a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d4ee2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d5629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1">ajouter ce que Orange m’a apporté </text:p>
      <text:p text:style-name="P1"/>
      <text:p text:style-name="P3">Enlever le fond orange</text:p>
      <text:p text:style-name="P1"/>
      <text:p text:style-name="P3">projet individuel </text:p>
      <text:p text:style-name="P1"/>
      <text:p text:style-name="P11">Cahier des charges sur 2 pages : bien séparer visiteurs et utilisateurs</text:p>
      <text:p text:style-name="P1"/>
      <text:p text:style-name="P11">Apport de la formation dans le projet, qu’est ce que la formation m’a apporté puis élargir sur <text:span text:style-name="T1">l’apport de l’alternance</text:span></text:p>
      <text:p text:style-name="P1"/>
      <text:p text:style-name="P12">Montrer des images de l’application</text:p>
      <text:p text:style-name="P2"/>
      <text:p text:style-name="P5">Ralentir le débit de parole, rajouter des slides </text:p>
      <text:p text:style-name="P2"/>
      <text:p text:style-name="P2"/>
      <text:p text:style-name="P7">Diapo 6 </text:p>
      <text:list xml:id="list417285537796457328" text:style-name="L1">
        <text:list-item>
          <text:p text:style-name="P13"><text:span text:style-name="T3">tableau avec techno formation et techno chez Orange</text:span></text:p>
        </text:list-item>
        <text:list-item>
          <text:p text:style-name="P13"><text:span text:style-name="T4"><text:tab/>Différence contrat pro ⇒ formation, montrer la différence et la corrélation les compétences apprises en formation et mise en œuvre chez Orange</text:span></text:p>
        </text:list-item>
      </text:list>
      <text:p text:style-name="P6"/>
      <text:p text:style-name="P7">Diapo 9 </text:p>
      <text:list xml:id="list368599054288288345" text:style-name="L2">
        <text:list-item>
          <text:p text:style-name="P15"><text:span text:style-name="T3">prévoir une diapo par UML et Maquette plus image</text:span></text:p>
        </text:list-item>
      </text:list>
      <text:p text:style-name="P6"/>
      <text:p text:style-name="P7">Diapo 10  </text:p>
      <text:list xml:id="list5606300632643843772" text:style-name="L3">
        <text:list-item>
          <text:p text:style-name="P16"><text:span text:style-name="T3">CC bien détaillé</text:span></text:p>
          <text:p text:style-name="P16"><text:span text:style-name="T3"/></text:p>
        </text:list-item>
      </text:list>
      <text:p text:style-name="P9">Diapo 11</text:p>
      <text:list xml:id="list7958040572555853983" text:style-name="L4">
        <text:list-item>
          <text:p text:style-name="P17"><text:span text:style-name="T5">faire apparaître les logos directement sans trop d’effet</text:span></text:p>
        </text:list-item>
      </text:list>
      <text:p text:style-name="P8"/>
      <text:p text:style-name="P10">Diapo13</text:p>
      <text:list xml:id="list6637053666325660805" text:style-name="L5">
        <text:list-item>
          <text:p text:style-name="P18"><text:span text:style-name="T6">Symfony → Parmer modele MVC design pattern, et parler de la sécurité</text:span></text:p>
        </text:list-item>
        <text:list-item>
          <text:p text:style-name="P18"><text:span text:style-name="T6">Ajout couche service entre Controller et données</text:span></text:p>
        </text:list-item>
      </text:list>
      <text:p text:style-name="P10"/>
      <text:p text:style-name="P10">Diapo14 </text:p>
      <text:list xml:id="list1321003900920654784" text:style-name="L6">
        <text:list-item>
          <text:p text:style-name="P19"><text:span text:style-name="T6">parler sécurité avec fosUser et paramétrage security.yml et firewall</text:span></text:p>
        </text:list-item>
        <text:list-item>
          <text:p text:style-name="P22"><text:span text:style-name="T6">a</text:span><text:span text:style-name="T2">jouter une ligne démo et faire une démo de l’application</text:span></text:p>
        </text:list-item>
      </text:list>
      <text:p text:style-name="P14"><text:span text:style-name="T6"/></text:p>
      <text:p text:style-name="P20"><text:span text:style-name="T2">Diapo 15</text:span></text:p>
      <text:list xml:id="list3156356097458165442" text:style-name="L7">
        <text:list-item>
          <text:p text:style-name="P21"><text:span text:style-name="T2">Parler de l’apport de la formation en alternan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4:44.212865588</meta:creation-date>
    <dc:date>2017-12-06T14:25:07.539443780</dc:date>
    <meta:editing-duration>PT16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76" meta:character-count="1019" meta:non-whitespace-character-count="869"/>
  </office:meta>
</office:document-meta>
</file>